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11081864495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0.902cm" svg:height="0.661cm" draw:transform="rotate (-2.15687788961459) translate (3.681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21cm" svg:height="0.965cm" draw:transform="rotate (-1.62402886898072) translate (7.47013764364492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13cm" svg:height="6.763cm" draw:transform="skewX (-0.000523598775598333) rotate (-2.85919838061711) translate (7.2289056782393cm 8.2929272951738cm)" svg:viewBox="0 0 2714 6764" svg:d="M2713 6258c-87-185-876-2458-1085-3152-209-696-803-2721-860-3079-43-134-798 271-767 404 64 281 699 2371 1004 3289 307 919 817 2621 960 3014 58 165 775-391 748-476z">
          <text:p/>
        </draw:path>
        <draw:path draw:style-name="gr1" draw:text-style-name="P1" draw:layer="layout" svg:width="0.902cm" svg:height="0.661cm" draw:transform="rotate (-2.15687788961459) translate (7.3226244787323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3.61962398526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7.2604573185943cm 7.96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48cm" svg:height="1.669cm" svg:x="4.351cm" svg:y="8.04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195) rotate (-2.1556561591382) translate (5.4263069992838cm 8.15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8) translate (5.0976543014025cm 9.2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37:51.986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